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57cdd" officeooo:paragraph-rsid="00357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The old issue has been addressed. It does not generate [1,1] in factorization. The problem was that each bin was not padded properly. </text:p>
      <text:p text:style-name="P1">2- It does not uses any Paillier instances to generate a random valu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din Abadi</meta:initial-creator>
    <meta:creation-date>2015-11-09T14:51:15.307187635</meta:creation-date>
    <dc:date>2017-02-20T17:12:36.501484952</dc:date>
    <dc:creator>Aydin Abadi</dc:creator>
    <meta:editing-duration>PT2M13S</meta:editing-duration>
    <meta:editing-cycles>22</meta:editing-cycles>
    <meta:generator>LibreOffice/4.2.8.2$Linux_X86_64 LibreOffice_project/420m0$Build-2</meta:generator>
    <meta:printed-by>Aydin Abadi</meta:printed-by>
    <meta:print-date>2015-11-10T21:52:19.126278480</meta:print-date>
    <meta:document-statistic meta:table-count="0" meta:image-count="0" meta:object-count="0" meta:page-count="1" meta:paragraph-count="2" meta:word-count="37" meta:character-count="208" meta:non-whitespace-character-count="171"/>
  </office:meta>
</office:document-meta>
</file>